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ArialMT" svg:font-family="ArialMT" style:font-family-generic="swiss"/>
    <style:font-face style:name="StarSymbol" svg:font-family="StarSymbol" style:font-family-generic="system"/>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le2" style:family="table">
      <style:table-properties style:width="18.154cm" fo:margin-left="-0.136cm" table:align="left"/>
    </style:style>
    <style:style style:name="Tabelle2.A" style:family="table-column">
      <style:table-column-properties style:column-width="1.854cm"/>
    </style:style>
    <style:style style:name="Tabelle2.B" style:family="table-column">
      <style:table-column-properties style:column-width="2.489cm"/>
    </style:style>
    <style:style style:name="Tabelle2.D" style:family="table-column">
      <style:table-column-properties style:column-width="11.322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style>
    <style:style style:name="Tabelle2.D1" style:family="table-cell">
      <style:table-cell-properties fo:padding-left="0.123cm" fo:padding-right="0.123cm" fo:padding-top="0cm" fo:padding-bottom="0cm" fo:border="0.018cm solid #000000"/>
    </style:style>
    <style:style style:name="Tabelle2.2" style:family="table-row">
      <style:table-row-properties style:min-row-height="0.607cm" style:use-optimal-row-height="false"/>
    </style:style>
    <style:style style:name="Tabelle2.7" style:family="table-row">
      <style:table-row-properties style:min-row-height="2.223cm" style:use-optimal-row-height="false"/>
    </style:style>
    <style:style style:name="Tabelle2.11" style:family="table-row">
      <style:table-row-properties style:min-row-height="1.058cm" style:use-optimal-row-height="false"/>
    </style:style>
    <style:style style:name="Tabelle2.A12" style:family="table-cell">
      <style:table-cell-properties fo:padding-left="0.123cm" fo:padding-right="0.123cm" fo:padding-top="0cm" fo:padding-bottom="0cm" fo:border-left="0.018cm solid #000000" fo:border-right="none" fo:border-top="none" fo:border-bottom="0.018cm solid #000000"/>
    </style:style>
    <style:style style:name="Tabelle2.D12" style:family="table-cell">
      <style:table-cell-properties fo:padding-left="0.123cm" fo:padding-right="0.123cm" fo:padding-top="0cm" fo:padding-bottom="0cm" fo:border-left="0.018cm solid #000000" fo:border-right="0.018cm solid #000000" fo:border-top="none" fo:border-bottom="0.018cm solid #000000"/>
    </style:style>
    <style:style style:name="Tabelle2.13" style:family="table-row">
      <style:table-row-properties style:min-row-height="0.603cm" style:use-optimal-row-height="false"/>
    </style:style>
    <style:style style:name="Tabelle2.14" style:family="table-row">
      <style:table-row-properties style:min-row-height="1.263cm" style:use-optimal-row-height="false"/>
    </style:style>
    <style:style style:name="Tabelle2.A16" style:family="table-cell" style:data-style-name="N100">
      <style:table-cell-properties fo:padding-left="0.123cm" fo:padding-right="0.123cm" fo:padding-top="0cm" fo:padding-bottom="0cm" fo:border-left="0.018cm solid #000000" fo:border-right="none" fo:border-top="none" fo:border-bottom="0.018cm solid #000000"/>
    </style:style>
    <style:style style:name="Tabelle2.B16" style:family="table-cell" style:data-style-name="N37">
      <style:table-cell-properties fo:padding-left="0.123cm" fo:padding-right="0.123cm" fo:padding-top="0cm" fo:padding-bottom="0cm" fo:border-left="0.018cm solid #000000" fo:border-right="none" fo:border-top="none" fo:border-bottom="0.018cm solid #000000"/>
    </style:style>
    <style:style style:name="Tabelle3" style:family="table">
      <style:table-properties style:width="17.702cm" fo:margin-left="0cm" table:align="left"/>
    </style:style>
    <style:style style:name="Tabelle3.A" style:family="table-column">
      <style:table-column-properties style:column-width="4.909cm"/>
    </style:style>
    <style:style style:name="Tabelle3.B" style:family="table-column">
      <style:table-column-properties style:column-width="12.793cm"/>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b3b3b3"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702cm" fo:margin-left="0cm" table:align="left"/>
    </style:style>
    <style:style style:name="Tabelle4.A" style:family="table-column">
      <style:table-column-properties style:column-width="4.932cm"/>
    </style:style>
    <style:style style:name="Tabelle4.B" style:family="table-column">
      <style:table-column-properties style:column-width="12.771cm"/>
    </style:style>
    <style:style style:name="Tabel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b3b3b3"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702cm" fo:margin-left="0cm" table:align="left"/>
    </style:style>
    <style:style style:name="Tabelle5.A" style:family="table-column">
      <style:table-column-properties style:column-width="4.957cm"/>
    </style:style>
    <style:style style:name="Tabelle5.B" style:family="table-column">
      <style:table-column-properties style:column-width="12.746cm"/>
    </style:style>
    <style:style style:name="Tabel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b3b3b3"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702cm" fo:margin-left="0cm" table:align="left"/>
    </style:style>
    <style:style style:name="Tabelle6.A" style:family="table-column">
      <style:table-column-properties style:column-width="4.909cm"/>
    </style:style>
    <style:style style:name="Tabelle6.B" style:family="table-column">
      <style:table-column-properties style:column-width="12.793cm"/>
    </style:style>
    <style:style style:name="Tabel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b3b3b3"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7.702cm" style:type="right"/>
        </style:tab-stops>
      </style:paragraph-properties>
    </style:style>
    <style:style style:name="P2" style:family="paragraph" style:parent-style-name="Header">
      <style:paragraph-properties style:snap-to-layout-grid="false">
        <style:tab-stops>
          <style:tab-stop style:position="17.702cm" style:type="right"/>
        </style:tab-stops>
      </style:paragraph-properties>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paragraph-properties style:snap-to-layout-grid="false"/>
    </style:style>
    <style:style style:name="P5" style:family="paragraph" style:parent-style-name="Standard">
      <style:paragraph-properties fo:padding="0cm" fo:border-left="none" fo:border-right="none" fo:border-top="0.018cm solid #000000" fo:border-bottom="none" style:shadow="none"/>
      <style:text-properties fo:font-size="1pt" style:font-size-asian="1pt" style:font-size-complex="1pt"/>
    </style:style>
    <style:style style:name="P6" style:family="paragraph" style:parent-style-name="Standard">
      <style:paragraph-properties fo:padding="0cm" fo:border-left="none" fo:border-right="none" fo:border-top="none" fo:border-bottom="0.018cm solid #000000" style:shadow="none"/>
      <style:text-properties fo:font-size="1pt" style:font-size-asian="1pt" style:font-size-complex="1pt"/>
    </style:style>
    <style:style style:name="P7" style:family="paragraph" style:parent-style-name="Standard">
      <style:paragraph-properties fo:orphans="0" fo:widows="0" text:number-lines="false" text:line-number="0"/>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font-name="Nimbus Sans L"/>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1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17" style:family="paragraph" style:parent-style-name="Contents_20_3">
      <style:paragraph-properties>
        <style:tab-stops>
          <style:tab-stop style:position="17.346cm" style:type="right" style:leader-style="dotted" style:leader-text="."/>
          <style:tab-stop style:position="17.702cm" style:leader-style="dotted" style:leader-text="."/>
        </style:tab-stops>
      </style:paragraph-properties>
    </style:style>
    <style:style style:name="P18" style:family="paragraph" style:parent-style-name="Text_20_body">
      <style:paragraph-properties fo:text-align="justify" style:justify-single-word="false"/>
      <style:text-properties style:font-name="Nimbus Sans L"/>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fo:language="en" fo:country="US"/>
    </style:style>
    <style:style style:name="P21" style:family="paragraph" style:parent-style-name="Text_20_body">
      <style:paragraph-properties fo:text-align="justify" style:justify-single-word="false"/>
      <style:text-properties fo:font-size="10pt" style:font-size-asian="10pt" style:font-size-complex="10pt"/>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background-color="#b3b3b3">
        <style:background-image/>
      </style:paragraph-properties>
    </style:style>
    <style:style style:name="P24" style:family="paragraph" style:parent-style-name="Table_20_Contents">
      <style:paragraph-properties fo:text-align="justify" style:justify-single-word="false" fo:background-color="#b3b3b3">
        <style:background-image/>
      </style:paragraph-properties>
    </style:style>
    <style:style style:name="P25" style:family="paragraph" style:parent-style-name="Text_20_body">
      <style:paragraph-properties fo:background-color="#b3b3b3">
        <style:background-image/>
      </style:paragraph-properties>
    </style:style>
    <style:style style:name="P26" style:family="paragraph" style:parent-style-name="Text_20_body">
      <style:paragraph-properties fo:text-align="justify" style:justify-single-word="false" fo:background-color="#b3b3b3">
        <style:background-image/>
      </style:paragraph-properties>
    </style:style>
    <style:style style:name="P27" style:family="paragraph" style:parent-style-name="Table_20_Contents">
      <style:paragraph-properties fo:text-align="justify" style:justify-single-word="false"/>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2"/>
    <style:style style:name="P30" style:family="paragraph" style:parent-style-name="Standard" style:master-page-name="MPF0">
      <style:paragraph-properties style:page-number="1" fo:break-before="page"/>
    </style:style>
    <style:style style:name="P31" style:family="paragraph" style:parent-style-name="Text_20_body" style:list-style-name="L3">
      <style:paragraph-properties fo:text-align="justify" style:justify-single-word="false"/>
    </style:style>
    <style:style style:name="P32" style:family="paragraph" style:parent-style-name="Heading_20_1" style:list-style-name=""/>
    <style:style style:name="T1" style:family="text">
      <style:text-properties fo:font-size="10pt" style:font-size-asian="10pt" style:font-size-complex="10pt"/>
    </style:style>
    <style:style style:name="T2" style:family="text">
      <style:text-properties fo:font-size="28pt" style:font-size-asian="28pt" style:font-size-complex="28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asian="ArialMT" style:font-name-complex="ArialMT"/>
    </style:style>
    <style:style style:name="T7" style:family="text">
      <style:text-properties style:font-name="Nimbus Sans L"/>
    </style:style>
    <style:style style:name="T8" style:family="text">
      <style:text-properties style:font-name="Courier 10 Pitch"/>
    </style:style>
    <style:style style:name="T9" style:family="text">
      <style:text-properties style:font-name="Courier 10 Pitch" fo:font-style="italic" style:font-style-asian="italic" style:font-style-complex="italic"/>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language="en" fo:country="US"/>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style:text-position="sub 67%"/>
    </style:style>
    <style:style style:name="T14" style:family="text">
      <style:text-properties style:text-position="sub 67%"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space-before="0.635cm" text:min-label-width="0.635cm"/>
        <style:text-properties style:font-name="StarSymbol"/>
      </text:list-level-style-bullet>
      <text:list-level-style-bullet text:level="2" text:style-name="WW_5f_CharLFO4LVL2" text:bullet-char="○">
        <style:list-level-properties text:space-before="1.27cm" text:min-label-width="0.635cm"/>
        <style:text-properties style:font-name="StarSymbol"/>
      </text:list-level-style-bullet>
      <text:list-level-style-bullet text:level="3" text:style-name="WW_5f_CharLFO4LVL3" text:bullet-char="■">
        <style:list-level-properties text:space-before="1.905cm" text:min-label-width="0.635cm"/>
        <style:text-properties style:font-name="StarSymbol"/>
      </text:list-level-style-bullet>
      <text:list-level-style-bullet text:level="4" text:style-name="WW_5f_CharLFO4LVL4" text:bullet-char="●">
        <style:list-level-properties text:space-before="2.54cm" text:min-label-width="0.635cm"/>
        <style:text-properties style:font-name="StarSymbol"/>
      </text:list-level-style-bullet>
      <text:list-level-style-bullet text:level="5" text:style-name="WW_5f_CharLFO4LVL5" text:bullet-char="○">
        <style:list-level-properties text:space-before="3.175cm" text:min-label-width="0.635cm"/>
        <style:text-properties style:font-name="StarSymbol"/>
      </text:list-level-style-bullet>
      <text:list-level-style-bullet text:level="6" text:style-name="WW_5f_CharLFO4LVL6" text:bullet-char="■">
        <style:list-level-properties text:space-before="3.81cm" text:min-label-width="0.635cm"/>
        <style:text-properties style:font-name="StarSymbol"/>
      </text:list-level-style-bullet>
      <text:list-level-style-bullet text:level="7" text:style-name="WW_5f_CharLFO4LVL7" text:bullet-char="●">
        <style:list-level-properties text:space-before="4.445cm" text:min-label-width="0.635cm"/>
        <style:text-properties style:font-name="StarSymbol"/>
      </text:list-level-style-bullet>
      <text:list-level-style-bullet text:level="8" text:style-name="WW_5f_CharLFO4LVL8" text:bullet-char="○">
        <style:list-level-properties text:space-before="5.08cm" text:min-label-width="0.635cm"/>
        <style:text-properties style:font-name="StarSymbol"/>
      </text:list-level-style-bullet>
      <text:list-level-style-bullet text:level="9" text:style-name="WW_5f_CharLFO4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style:text-properties style:font-name="StarSymbol"/>
      </text:list-level-style-bullet>
      <text:list-level-style-bullet text:level="2" text:style-name="WW_5f_CharLFO5LVL2" text:bullet-char="◦">
        <style:list-level-properties/>
        <style:text-properties style:font-name="StarSymbol"/>
      </text:list-level-style-bullet>
      <text:list-level-style-bullet text:level="3" text:style-name="WW_5f_CharLFO5LVL3" text:bullet-char="▪">
        <style:list-level-properties/>
        <style:text-properties style:font-name="StarSymbol"/>
      </text:list-level-style-bullet>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style:text-properties style:font-name="StarSymbol"/>
      </text:list-level-style-bullet>
      <text:list-level-style-bullet text:level="2" text:style-name="WW_5f_CharLFO6LVL2" text:bullet-char="◦">
        <style:list-level-properties/>
        <style:text-properties style:font-name="StarSymbol"/>
      </text:list-level-style-bullet>
      <text:list-level-style-bullet text:level="3" text:style-name="WW_5f_CharLFO6LVL3" text:bullet-char="▪">
        <style:list-level-properties/>
        <style:text-properties style:font-name="StarSymbol"/>
      </text:list-level-style-bullet>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P1"><text:span text:style-name="Absatz-Standardschriftart"><text:span text:style-name="T2"><text:title>Modul-Design SW Watchdog</text:title></text:span></text:span></text:p>
      <text:p text:style-name="Standard"><text:s/>Für das studentische Projekt <text:span text:style-name="Absatz-Standardschriftart"><text:span text:style-name="T3"><text:subject>Sichere Eisenbahnsteuerung</text:subject></text:span></text:span></text:p>
      <text:p text:style-name="Standard"/>
      <text:p text:style-name="Standard"/>
      <text:p text:style-name="Standard"/>
      <text:p text:style-name="P7"><text:span text:style-name="Absatz-Standardschriftart"><text:span text:style-name="T5">Datum</text:span></text:span><text:tab/><text:bookmark-start text:name="Datum"/>24.06.2010<text:bookmark-end text:name="Datum"/></text:p>
      <text:p text:style-name="P7"><text:span text:style-name="Absatz-Standardschriftart"><text:span text:style-name="T5">Quelle</text:span></text:span><text:tab/>Dokumente\02_Design\02.02_Moduldesign</text:p>
      <text:p text:style-name="P7"><text:span text:style-name="Absatz-Standardschriftart"><text:span text:style-name="T5">Autoren</text:span></text:span><text:tab/>F. Geber</text:p>
      <text:p text:style-name="P7"><text:span text:style-name="Absatz-Standardschriftart"><text:span text:style-name="T5">Version</text:span></text:span><text:tab/>3<text:bookmark-start text:name="Version"/><text:span text:style-name="Version_20_Char">.</text:span><text:bookmark-end text:name="Version"/><text:span text:style-name="Version_20_Char">0</text:span></text:p>
      <text:p text:style-name="P7"><text:span text:style-name="Absatz-Standardschriftart"><text:span text:style-name="T5">Status</text:span></text:span><text:tab/>freigegeben</text:p>
      <text:p text:style-name="P7"/>
      <text:p text:style-name="Standard"/>
      <text:p text:style-name="Standard"/>
      <text:p text:style-name="Standard"/>
      <text:p text:style-name="Standard"/>
      <text:p text:style-name="Standard"/>
      <text:p text:style-name="Standard"/>
      <text:p text:style-name="Standard"/>
      <text:h text:style-name="P32" text:outline-level="1">Historie</text:h>
      <table:table table:name="Tabelle2" table:style-name="Tabelle2">
        <table:table-column table:style-name="Tabelle2.A"/>
        <table:table-column table:style-name="Tabelle2.B" table:number-columns-repeated="2"/>
        <table:table-column table:style-name="Tabelle2.D"/>
        <table:table-row>
          <table:table-cell table:style-name="Tabelle2.A1" office:value-type="string">
            <text:p text:style-name="P8">Version</text:p>
          </table:table-cell>
          <table:table-cell table:style-name="Tabelle2.A1" office:value-type="string">
            <text:p text:style-name="P8">Datum</text:p>
          </table:table-cell>
          <table:table-cell table:style-name="Tabelle2.A1" office:value-type="string">
            <text:p text:style-name="P8">Autor</text:p>
          </table:table-cell>
          <table:table-cell table:style-name="Tabelle2.D1" office:value-type="string">
            <text:p text:style-name="P14">Bemerkung</text:p>
          </table:table-cell>
        </table:table-row>
        <table:table-row table:style-name="Tabelle2.2">
          <table:table-cell table:style-name="Tabelle2.A1" office:value-type="string">
            <text:p text:style-name="P8">0.1</text:p>
          </table:table-cell>
          <table:table-cell table:style-name="Tabelle2.A1" office:value-type="string">
            <text:p text:style-name="P8">09.12.2009</text:p>
          </table:table-cell>
          <table:table-cell table:style-name="Tabelle2.A1" office:value-type="string">
            <text:p text:style-name="P8">Felix Blüml</text:p>
          </table:table-cell>
          <table:table-cell table:style-name="Tabelle2.D1" office:value-type="string">
            <text:p text:style-name="P8">Erste Version</text:p>
          </table:table-cell>
        </table:table-row>
        <table:table-row>
          <table:table-cell table:style-name="Tabelle2.A1" office:value-type="string">
            <text:p text:style-name="P8">0.2</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Kap. 5.2: Änderung der Groß-/Kleinschreibung von SW_status_array<text:line-break/>Dokumentenübergreifend: Änderung des Schnittstellennamens von sw_init() in initSW()</text:p>
          </table:table-cell>
        </table:table-row>
        <table:table-row>
          <table:table-cell table:style-name="Tabelle2.A1" office:value-type="string">
            <text:p text:style-name="P8">0.3</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Anpassung von Abb. 1 gemäß den Änderungen aus Version 0.2</text:p>
          </table:table-cell>
        </table:table-row>
        <table:table-row>
          <table:table-cell table:style-name="Tabelle2.A1" office:value-type="string">
            <text:p text:style-name="P8">0.4</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Anpassung von Abb. 2 gemäß den Änderungen aus Version 0.2</text:p>
          </table:table-cell>
        </table:table-row>
        <table:table-row>
          <table:table-cell table:style-name="Tabelle2.A1" office:value-type="string">
            <text:p text:style-name="P8">0.5</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Dokumentenübergreifend: Änderung von „unsigned integer 8 Bit“ in „unsigned char“</text:p>
          </table:table-cell>
        </table:table-row>
        <table:table-row table:style-name="Tabelle2.7">
          <table:table-cell table:style-name="Tabelle2.A1" office:value-type="string">
            <text:p text:style-name="P8">1.0</text:p>
          </table:table-cell>
          <table:table-cell table:style-name="Tabelle2.A1" office:value-type="string">
            <text:p text:style-name="P8">22.12.2009</text:p>
          </table:table-cell>
          <table:table-cell table:style-name="Tabelle2.A1" office:value-type="string">
            <text:p text:style-name="P8">Felix Blüml</text:p>
          </table:table-cell>
          <table:table-cell table:style-name="Tabelle2.D1" office:value-type="string">
            <text:p text:style-name="P8">(Review durch Thomas Musialslci.)</text:p>
            <text:p text:style-name="P8">Dokumentenübergreifend: Anpassungen der Formulierungen zur besseren Verständlichkeit und Rechtschreibfehlerkorrektur</text:p>
          </table:table-cell>
        </table:table-row>
        <table:table-row>
          <table:table-cell table:style-name="Tabelle2.A1" office:value-type="string">
            <text:p text:style-name="P8">1.1</text:p>
          </table:table-cell>
          <table:table-cell table:style-name="Tabelle2.A1" office:value-type="string">
            <text:p text:style-name="P8">12.01.2010</text:p>
          </table:table-cell>
          <table:table-cell table:style-name="Tabelle2.A1" office:value-type="string">
            <text:p text:style-name="P8">Felix Blüml</text:p>
          </table:table-cell>
          <table:table-cell table:style-name="Tabelle2.D1" office:value-type="string">
            <text:p text:style-name="P8">Dokumentenübergreifend: Änderung der Schnittstelle von „hello(module_id, status)“ in „helloModul(module_id, status)“.<text:line-break/>Hinzufügen der Schnittstelle stopSW().</text:p>
          </table:table-cell>
        </table:table-row>
        <table:table-row>
          <table:table-cell table:style-name="Tabelle2.A1" office:value-type="string">
            <text:p text:style-name="P8">1.2</text:p>
          </table:table-cell>
          <table:table-cell table:style-name="Tabelle2.A1" office:value-type="string">
            <text:p text:style-name="P8">12.01.2010</text:p>
          </table:table-cell>
          <table:table-cell table:style-name="Tabelle2.A1" office:value-type="string">
            <text:p text:style-name="P8">Felix Blüml</text:p>
          </table:table-cell>
          <table:table-cell table:style-name="Tabelle2.D1" office:value-type="string">
            <text:p text:style-name="P8">Kap. 3.2.1: Vervollständigung des Textes durch das Wort „freigegeben“.</text:p>
            <text:p text:style-name="P8">Kap. 6.1: Korrektur des maximalen Zählerstandes und Abhängigkeiten.</text:p>
            <text:p text:style-name="P8">Kap. 6.2.4: TR durch TR0 korrigiert.</text:p>
          </table:table-cell>
        </table:table-row>
        <table:table-row>
          <table:table-cell table:style-name="Tabelle2.A1" office:value-type="string">
            <text:p text:style-name="P8">1.3</text:p>
          </table:table-cell>
          <table:table-cell table:style-name="Tabelle2.A1" office:value-type="string">
            <text:p text:style-name="P8">26.01.2010</text:p>
          </table:table-cell>
          <table:table-cell table:style-name="Tabelle2.A1" office:value-type="string">
            <text:p text:style-name="P8">Felix Blüml</text:p>
          </table:table-cell>
          <table:table-cell table:style-name="Tabelle2.D1" office:value-type="string">
            <text:p text:style-name="P8">Kap. 3.2.1: Änderung des Ablaufs; Timer0 wird zu Beginn erst einmal gestoppt. Korrektur der Vergabe der höchsten Priorität.</text:p>
            <text:p text:style-name="P8">Kap 3.1: Hinzufügen des gemessenen Wertes des Zeitfensters.</text:p>
          </table:table-cell>
        </table:table-row>
        <table:table-row table:style-name="Tabelle2.11">
          <table:table-cell table:style-name="Tabelle2.A1" office:value-type="string">
            <text:p text:style-name="P8">1.4</text:p>
          </table:table-cell>
          <table:table-cell table:style-name="Tabelle2.A1" office:value-type="string">
            <text:p text:style-name="P8">04.02.2010</text:p>
          </table:table-cell>
          <table:table-cell table:style-name="Tabelle2.A1" office:value-type="string">
            <text:p text:style-name="P8">Felix Blüml</text:p>
          </table:table-cell>
          <table:table-cell table:style-name="Tabelle2.D1" office:value-type="string">
            <text:p text:style-name="P8">Kap 3.1: Entfernen des gemessenen Wertes des Zeitfensters. Berechnung für 10 MHz umgestellt.</text:p>
          </table:table-cell>
        </table:table-row>
        <table:table-row>
          <table:table-cell table:style-name="Tabelle2.A12" office:value-type="string">
            <text:p text:style-name="P8">1.5</text:p>
          </table:table-cell>
          <table:table-cell table:style-name="Tabelle2.A12" office:value-type="string">
            <text:p text:style-name="P8">07.02.2010</text:p>
          </table:table-cell>
          <table:table-cell table:style-name="Tabelle2.A12" office:value-type="string">
            <text:p text:style-name="P8">Felix Blüml</text:p>
          </table:table-cell>
          <table:table-cell table:style-name="Tabelle2.D12" office:value-type="string">
            <text:p text:style-name="P8">Abb.1: Korrektur des Kommentars.</text:p>
          </table:table-cell>
        </table:table-row>
        <table:table-row table:style-name="Tabelle2.13">
          <table:table-cell table:style-name="Tabelle2.A12" office:value-type="string">
            <text:p text:style-name="P8">1.6</text:p>
          </table:table-cell>
          <table:table-cell table:style-name="Tabelle2.A12" office:value-type="string">
            <text:p text:style-name="P8">07.02.2010</text:p>
          </table:table-cell>
          <table:table-cell table:style-name="Tabelle2.A12" office:value-type="string">
            <text:p text:style-name="P8">Felix Blüml</text:p>
          </table:table-cell>
          <table:table-cell table:style-name="Tabelle2.D12" office:value-type="string">
            <text:p text:style-name="P8">Korrektur der fehlerhaften Nummerierung der Kapitel.</text:p>
          </table:table-cell>
        </table:table-row>
        <table:table-row table:style-name="Tabelle2.14">
          <table:table-cell table:style-name="Tabelle2.A12" office:value-type="string">
            <text:p text:style-name="P8">2.0</text:p>
          </table:table-cell>
          <table:table-cell table:style-name="Tabelle2.A12" office:value-type="string">
            <text:p text:style-name="P8">06.05.2010</text:p>
          </table:table-cell>
          <table:table-cell table:style-name="Tabelle2.A12" office:value-type="string">
            <text:p text:style-name="P8">F. Geber</text:p>
          </table:table-cell>
          <table:table-cell table:style-name="Tabelle2.D12" office:value-type="string">
            <text:p text:style-name="P8">Layout-Anpassung; Aktualisieren der referenzierten Dokumenten (Kapitel 4), C515C ist von Infineon nicht Siemens; Text unter Bildern zu Bildbeschriftungen <text:soft-page-break/>umwandeln und im Text richtig referenzieren; Umbenennen von BMV in BV (Betriebsmittelverwaltung), da es so Konvention ist; in Kapitel 5.2: SW_status_array ist 7 Byte lang, nicht 6; in Kapitel 5.3: Genaue Festlegung des Aufrufs von initSW() nach initNOTAUS(); Vollendung des letzten Satzes in Kapitel 6; in Kapitel 6.2.1: Im Quellcode wird zuerst das Array befüllt, bevor TR0 = 0 gesetzt wird;</text:p>
          </table:table-cell>
        </table:table-row>
        <table:table-row table:style-name="Tabelle2.14">
          <table:table-cell table:style-name="Tabelle2.A12" office:value-type="string">
            <text:p text:style-name="P8">2.1</text:p>
          </table:table-cell>
          <table:table-cell table:style-name="Tabelle2.A12" office:value-type="string">
            <text:p text:style-name="P8">20.05.2010</text:p>
          </table:table-cell>
          <table:table-cell table:style-name="Tabelle2.A12" office:value-type="string">
            <text:p text:style-name="P8">F. Geber</text:p>
          </table:table-cell>
          <table:table-cell table:style-name="Tabelle2.D12" office:value-type="string">
            <text:p text:style-name="P8">Fehler in der letzten Änderung (Abkürzung von Betriebsmittelverwaltung ist BMV nicht BV); Änderung in 5.4.4: Tabellenkopf falsch und Vorbedingung falsch; 6.1: Rechtschreibfehler in der ersten Formel &amp; Variable falsch benannt</text:p>
          </table:table-cell>
        </table:table-row>
        <table:table-row table:style-name="Tabelle2.14">
          <table:table-cell table:style-name="Tabelle2.A16" office:value-type="float" office:value="36586">
            <text:p text:style-name="P8">3.0</text:p>
          </table:table-cell>
          <table:table-cell table:style-name="Tabelle2.B16" office:value-type="date" office:date-value="2010-06-24">
            <text:p text:style-name="P8">24.06.10</text:p>
          </table:table-cell>
          <table:table-cell table:style-name="Tabelle2.A12" office:value-type="string">
            <text:p text:style-name="P8">F. Geber</text:p>
          </table:table-cell>
          <table:table-cell table:style-name="Tabelle2.D12" office:value-type="string">
            <text:p text:style-name="P8">Änderung der Versionsnummer</text:p>
          </table:table-cell>
        </table:table-row>
      </table:table>
      <text:p text:style-name="P9"/>
      <text:h text:style-name="Heading_20_1" text:outline-level="1">Inhaltsverzeichnis</text:h>
      <text:table-of-content text:style-name="Sect1" text:name="_TOC6">
        <text:table-of-content-source text:outline-level="3" text:use-index-marks="fals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 Historie<text:tab/>2</text:p>
          <text:p text:style-name="P15">2 Inhaltsverzeichnis<text:tab/>4</text:p>
          <text:p text:style-name="P15">3 <text:s/>Einleitung<text:tab/>5</text:p>
          <text:p text:style-name="P15">4 <text:s/>Referenzierte Dokumente<text:tab/>6</text:p>
          <text:p text:style-name="P15">5 <text:s/>Architektur<text:tab/>7</text:p>
          <text:p text:style-name="P16">5.1 <text:s/>Funktionshierarchie<text:tab/>7</text:p>
          <text:p text:style-name="P16">5.2 <text:s/>Daten<text:tab/>7</text:p>
          <text:p text:style-name="P16">5.3 <text:s/>Abhängigkeiten von anderen Modulen<text:tab/>8</text:p>
          <text:p text:style-name="P16">5.4 <text:s/>Schnittstellenbeschreibung <text:tab/>9</text:p>
          <text:p text:style-name="P17">5.4.1 <text:s/>void initSW()<text:tab/>9</text:p>
          <text:p text:style-name="P17">5.4.2 <text:s/>void hello()<text:tab/>10</text:p>
          <text:p text:style-name="P17">5.4.3 <text:s/>void helloModul(byte module_id, byte status)<text:tab/>11</text:p>
          <text:p text:style-name="P17">5.4.4 <text:s/>void stopSW()<text:tab/>12</text:p>
          <text:p text:style-name="P15">6 <text:s/>Dynamisches Verhalten<text:tab/>13</text:p>
          <text:p text:style-name="P16">6.1 <text:s/>Zeitfensterkonfiguration des Hardwarezählers<text:tab/>13</text:p>
          <text:p text:style-name="P16">6.2 <text:s/>Funktionsbeschreibung<text:tab/>14</text:p>
          <text:p text:style-name="P17">6.2.1 <text:s/>initSW()<text:tab/>14</text:p>
          <text:p text:style-name="P17">6.2.2 <text:s/>hello()<text:tab/>15</text:p>
          <text:p text:style-name="P17">6.2.3 <text:s/>helloModul(module_id, status)<text:tab/>16</text:p>
          <text:p text:style-name="P17">6.2.4 <text:s/>stopSW()<text:tab/>17</text:p>
          <text:p text:style-name="P17">6.2.5 <text:s/>Interrupt timer-0-overflow<text:tab/>17</text:p>
        </text:index-body>
      </text:table-of-content>
      <text:p text:style-name="P17"/>
      <text:p text:style-name="P10"/>
      <text:h text:style-name="Heading_20_1" text:outline-level="1"><text:s/>Einleitung</text:h>
      <text:p text:style-name="P11">Dieses Dokument beschreibt das Modul Software-Watchdog (SW) des Software-Designs.</text:p>
      <text:p text:style-name="P11">Der SW soll Deadlocks im Programmablauf erkennen und ggf. das Modelleisenbahnsystem mit Hilfe eines weiteren Moduls, dem Not-Aus-Treiber des Software-Designs, stoppen können.</text:p>
      <text:p text:style-name="P11">Deadlocks sollen durch zwei Prüfungen identifiziert werden:</text:p>
      <text:list xml:id="list33369215" text:style-name="L1">
        <text:list-item>
          <text:p text:style-name="P28">Zu hoher Zeitbedarf bei Bewältigung einer Aufgabe und</text:p>
        </text:list-item>
        <text:list-item>
          <text:p text:style-name="P28">Wiederholte Ausführung einer gleichen Aufgabe.</text:p>
        </text:list-item>
      </text:list>
      <text:p text:style-name="P11">Zur Umsetzung der ersten Prüfmethode durch den SW wird der Hardwarezähler Timer/Counter 0 des Mikrocontrollers C515C verwendet, wie im Data Sheet (siehe Referenzierte Dokumente) beschrieben.</text:p>
      <text:p text:style-name="Standard"/>
      <text:h text:style-name="Heading_20_1" text:outline-level="1"><text:bookmark text:name="__RefHeading__765_1036460203"/><text:s/>Referenzierte Dokumente<text:bookmark-end text:name="__RefHeading__765_1036460203"/></text:h>
      <text:list xml:id="list33382345" text:style-name="L2">
        <text:list-item>
          <text:p text:style-name="P29">Dokumente\02_Design\02.01_Subsystemdesign\Software-Design</text:p>
        </text:list-item>
        <text:list-item>
          <text:p text:style-name="P29">Dokumente\02_Design\02.02_Moduldesign\Not-Aus-Treiber-Modul-Design</text:p>
        </text:list-item>
        <text:list-item>
          <text:p text:style-name="P29">http://www.datasheetcatalog.com/datasheets_pdf/C/5/1/5/C515C.shtml (<text:span text:style-name="Absatz-Standardschriftart"><text:span text:style-name="T6">Infineon Technologies AG</text:span></text:span> C515C Data Sheet Version 07.97)</text:p>
        </text:list-item>
      </text:list>
      <text:h text:style-name="Heading_20_1" text:outline-level="1"><text:s/>Architektur</text:h>
      <text:p text:style-name="P11"><text:span text:style-name="Absatz-Standardschriftart"><text:span text:style-name="T7">In den folgenden Unterkapiteln wird die Architektur</text:span></text:span><text:span text:style-name="Absatz-Standardschriftart"><text:span text:style-name="T7"> des Moduls</text:span></text:span> näher<text:span text:style-name="Absatz-Standardschriftart"><text:span text:style-name="T7"> erläutert. Siehe dazu auch die Abbildung 1.</text:span></text:span></text:p>
      <text:p text:style-name="P12"><text:span text:style-name="Absatz-Standardschriftart"><text:span text:style-name="T7"><draw:frame draw:style-name="fr2" draw:name="Rahmen1" text:anchor-type="as-char" svg:y="0cm" svg:width="14.153cm" style:rel-width="scale" svg:height="7.502cm" style:rel-height="scale-min" draw:z-index="0"><draw:text-box><text:p text:style-name="Illustration">Abbildung 1: Schnittstellen und globale Variablen des SW</text:p></draw:text-box></draw:frame></text:span></text:span></text:p>
      <text:h text:style-name="Heading_20_2" text:outline-level="2"><text:s/>Funktionshierarchie</text:h>
      <text:p text:style-name="P13">Der Software-Watchdog ist im Software-Design in der Sicherheitsschicht angesiedelt. Es ist jedoch gestattet und gefordert, dass die Schnittstellen in einigen Fällen schichtenübergreifend aufgerufen werden. Aufrufe erfolgen durch die Module selbst, u. A. auch durch die Betriebsmittelverwaltung (BMV) und den Not-Aus-Treiber (siehe dazu auch die Architektur des Software-Designs).</text:p>
      <text:p text:style-name="P13">Es wird der Interrupt Timer-0-Overflow des Mikrocontrollers C515C verwendet. Dieser wird im Falle eines Zählerüberlaufs des Hardwarezählers Timer-0 ausgelöst und übernimmt die weitere Programmsteuerung.</text:p>
      <text:h text:style-name="Heading_20_2" text:outline-level="2"><text:bookmark text:name="__RefHeading__825_1036460203"/><text:s/>Daten<text:bookmark-end text:name="__RefHeading__825_1036460203"/></text:h>
      <text:p text:style-name="P11">Zum Speichern der Status der sechs zu überwachenden Module wird ein globales Array, bestehend aus 7 Byte, benötigt: (unsigned char) <text:span text:style-name="Absatz-Standardschriftart"><text:span text:style-name="T9">SW_status_array </text:span></text:span><text:span text:style-name="Absatz-Standardschriftart"><text:span text:style-name="T8">[7]. </text:span></text:span>Dabei ist jedes Element einem Modul zugeordnet.</text:p>
      <text:p text:style-name="Standard"/>
      <text:h text:style-name="Heading_20_2" text:outline-level="2"><text:bookmark text:name="__RefHeading__903_1036460203"/><text:s/>Abhängigkeiten von anderen Modulen<text:bookmark-end text:name="__RefHeading__903_1036460203"/></text:h>
      <text:p text:style-name="P11">Für die korrekte Verwendung der Schnittstellen HelloModul <text:span text:style-name="Absatz-Standardschriftart"><text:span text:style-name="T10">(void helloModul(byte module_id, byte status))</text:span></text:span> und Hello <text:span text:style-name="Absatz-Standardschriftart"><text:span text:style-name="T10">(void hello())</text:span></text:span> muss das Modul Betriebsmittelverwaltung vorher (möglichst gleich zu Beginn der Laufzeit) die Schnittstelle initSW <text:span text:style-name="Absatz-Standardschriftart"><text:span text:style-name="T10">(void initSW())</text:span></text:span> aufrufen (geschieht gleich nach<text:span text:style-name="Absatz-Standardschriftart"><text:span text:style-name="T4"> initNOTAUS())</text:span></text:span>.</text:p>
      <text:p text:style-name="P11">Der Software-Watchdog ist so ausgelegt, dass im Fehlerfall die Schnittstelle Emergency_off <text:span text:style-name="Absatz-Standardschriftart"><text:span text:style-name="T10">(void emergency_off())</text:span></text:span> des Moduls Not-Aus-Treiber aufgerufen wird. Dadurch soll das <text:s/><text:soft-page-break/>Modelleisenbahnsystem abrupt ausgeschaltet werden können. Dazu muss der Not-Aus-Treiber seinerseits wiederum die Schnittstelle StopSW <text:span text:style-name="Absatz-Standardschriftart"><text:span text:style-name="T10">(void stopSW())</text:span></text:span> kontaktieren.</text:p>
      <text:h text:style-name="Heading_20_2" text:outline-level="2"><text:s/>Schnittstellenbeschreibung</text:h>
      <text:p text:style-name="P18">Das Modul bietet die unten beschriebenen Schnittstellen.</text:p>
      <text:h text:style-name="Heading_20_3" text:outline-level="3"><text:s/>void initSW()</text:h>
      <text:p text:style-name="P19">Dies ist eine Schnittstelle nur für das Modul Betriebsmittelverwaltung. Die Schnittstelle dient der Initialisierung eines Speicherfeldes für die zuletzt gemeldeten Status der Module und der 'Scharfschaltung' des Hardwarezählers.</text:p>
      <table:table table:name="Tabelle3" table:style-name="Tabelle3">
        <table:table-column table:style-name="Tabelle3.A"/>
        <table:table-column table:style-name="Tabelle3.B"/>
        <table:table-row>
          <table:table-cell table:style-name="Tabelle3.A1" office:value-type="string">
            <text:p text:style-name="P23">Name:</text:p>
          </table:table-cell>
          <table:table-cell table:style-name="Tabelle3.B1" office:value-type="string">
            <text:p text:style-name="P25">initSW</text:p>
          </table:table-cell>
        </table:table-row>
        <table:table-row>
          <table:table-cell table:style-name="Tabelle3.A2" office:value-type="string">
            <text:p text:style-name="P27">Vorbedingung:</text:p>
          </table:table-cell>
          <table:table-cell table:style-name="Tabelle3.B2" office:value-type="string">
            <text:p text:style-name="P27">Diese Schnittstelle muss einmal zu Beginn der Laufzeit aufgerufen werden.</text:p>
          </table:table-cell>
        </table:table-row>
        <table:table-row>
          <table:table-cell table:style-name="Tabelle3.A2" office:value-type="string">
            <text:p text:style-name="P27">Parameter:</text:p>
          </table:table-cell>
          <table:table-cell table:style-name="Tabelle3.B2" office:value-type="string">
            <text:p text:style-name="P27">Keine.</text:p>
          </table:table-cell>
        </table:table-row>
        <table:table-row>
          <table:table-cell table:style-name="Tabelle3.A2" office:value-type="string">
            <text:p text:style-name="P27">Rückgabe:</text:p>
          </table:table-cell>
          <table:table-cell table:style-name="Tabelle3.B2" office:value-type="string">
            <text:p text:style-name="P27">Keine.</text:p>
          </table:table-cell>
        </table:table-row>
        <table:table-row>
          <table:table-cell table:style-name="Tabelle3.A2" office:value-type="string">
            <text:p text:style-name="P27">Nachbedingung:</text:p>
          </table:table-cell>
          <table:table-cell table:style-name="Tabelle3.B2" office:value-type="string">
            <text:p text:style-name="P27">Das Speicherfeld für die zuletzt gemeldeten Status der Module wurde initialisiert und der Hardwarezähler ist aktiv.</text:p>
          </table:table-cell>
        </table:table-row>
        <table:table-row>
          <table:table-cell table:style-name="Tabelle3.A2" office:value-type="string">
            <text:p text:style-name="P27">Fehlerfall:</text:p>
          </table:table-cell>
          <table:table-cell table:style-name="Tabelle3.B2" office:value-type="string">
            <text:p text:style-name="P27">Wurde diese Schnittstelle zur Laufzeit erst später aufgerufen, so werden dadurch alle bisher gesammelten Status verworfen und die Vorbedingungen bzgl. Initialstatus aus void helloModul(byte module_id, byte status) und void hello() werden nicht erfüllt.</text:p>
          </table:table-cell>
        </table:table-row>
      </table:table>
      <text:p text:style-name="P11"/>
      <text:h text:style-name="Heading_20_3" text:outline-level="3"><text:s/>void hello()</text:h>
      <text:p text:style-name="P19">Diese Schnittstelle ist ebenfalls nur für das Modul Betriebsmittelverwaltung vorgesehen. Die Schnittstelle dient der Rückmeldung innerhalb des vorgegebenen Zeitfensters (siehe dazu den festgelegten Wert in Kapitel 6.1) zur Bewältigung von Aufgaben.</text:p>
      <table:table table:name="Tabelle4" table:style-name="Tabelle4">
        <table:table-column table:style-name="Tabelle4.A"/>
        <table:table-column table:style-name="Tabelle4.B"/>
        <table:table-row>
          <table:table-cell table:style-name="Tabelle4.A1" office:value-type="string">
            <text:p text:style-name="P24">Name:</text:p>
          </table:table-cell>
          <table:table-cell table:style-name="Tabelle4.B1" office:value-type="string">
            <text:p text:style-name="P26">hello</text:p>
          </table:table-cell>
        </table:table-row>
        <table:table-row>
          <table:table-cell table:style-name="Tabelle4.A2" office:value-type="string">
            <text:p text:style-name="P27">Vorbedingung:</text:p>
          </table:table-cell>
          <table:table-cell table:style-name="Tabelle4.B2" office:value-type="string">
            <text:p text:style-name="P27"><text:span text:style-name="Absatz-Standardschriftart"><text:span text:style-name="T4">initSW()</text:span></text:span> muss vorher <text:s/>aufgerufen worden sein.</text:p>
            <text:p text:style-name="P27"><text:span text:style-name="Absatz-Standardschriftart"><text:span text:style-name="T4">hello()</text:span></text:span> muss innerhalb des vorgegebenen Zeitfensters aufgerufen werden.</text:p>
          </table:table-cell>
        </table:table-row>
        <table:table-row>
          <table:table-cell table:style-name="Tabelle4.A2" office:value-type="string">
            <text:p text:style-name="P27">Parameter:</text:p>
          </table:table-cell>
          <table:table-cell table:style-name="Tabelle4.B2" office:value-type="string">
            <text:p text:style-name="P27">Keine.</text:p>
          </table:table-cell>
        </table:table-row>
        <table:table-row>
          <table:table-cell table:style-name="Tabelle4.A2" office:value-type="string">
            <text:p text:style-name="P27">Rückgabe:</text:p>
          </table:table-cell>
          <table:table-cell table:style-name="Tabelle4.B2" office:value-type="string">
            <text:p text:style-name="P27">Keine.</text:p>
          </table:table-cell>
        </table:table-row>
        <table:table-row>
          <table:table-cell table:style-name="Tabelle4.A2" office:value-type="string">
            <text:p text:style-name="P27">Nachbedingung:</text:p>
          </table:table-cell>
          <table:table-cell table:style-name="Tabelle4.B2" office:value-type="string">
            <text:p text:style-name="P27">Der Hardwarezähler Timer-0 wird zurückgesetzt.</text:p>
          </table:table-cell>
        </table:table-row>
        <table:table-row>
          <table:table-cell table:style-name="Tabelle4.A2" office:value-type="string">
            <text:p text:style-name="P27">Fehlerfall:</text:p>
          </table:table-cell>
          <table:table-cell table:style-name="Tabelle4.B2" office:value-type="string">
            <text:p text:style-name="P27">Wurde <text:span text:style-name="Absatz-Standardschriftart"><text:span text:style-name="T4">hello()</text:span></text:span> nicht innerhalb des vorgegebenen Zeitfensters aufgerufen, so wird das Modul Not-Aus-Treiber kontaktiert.</text:p>
            <text:p text:style-name="P27"><text:soft-page-break/>Wurde <text:span text:style-name="Absatz-Standardschriftart"><text:span text:style-name="T4">initSW()</text:span></text:span> vorher nicht aufgerufen, so wird der Interrupt timer-0-overflow nicht ausgelöst.</text:p>
          </table:table-cell>
        </table:table-row>
      </table:table>
      <text:p text:style-name="Standard"/>
      <text:h text:style-name="Heading_20_3" text:outline-level="3"><text:s/><text:span text:style-name="Absatz-Standardschriftart"><text:span text:style-name="T11">void helloModul(byte module_id, byte status)</text:span></text:span></text:h>
      <text:p text:style-name="P19">Dies ist eine Schnittstelle mit Statusmeldungen für die Module mit zugeordneter Modul-ID (für den Parameter <text:span text:style-name="Absatz-Standardschriftart"><text:span text:style-name="T8">module_id</text:span></text:span>):</text:p>
      <text:list xml:id="list33386118" text:style-name="L3">
        <text:list-item>
          <text:p text:style-name="P31">0 – Leitzentrale,</text:p>
        </text:list-item>
        <text:list-item>
          <text:p text:style-name="P31">1 – Befehlsvalidierung,</text:p>
        </text:list-item>
        <text:list-item>
          <text:p text:style-name="P31">2 – Ergebnisvalidierung,</text:p>
        </text:list-item>
        <text:list-item>
          <text:p text:style-name="P31">3 – S88-Treiber,</text:p>
        </text:list-item>
        <text:list-item>
          <text:p text:style-name="P31">4 – SSC-Treiber,</text:p>
        </text:list-item>
        <text:list-item>
          <text:p text:style-name="P31">5 – RS232-Treiber und</text:p>
        </text:list-item>
        <text:list-item>
          <text:p text:style-name="P31">6 - Auditing System.</text:p>
        </text:list-item>
      </text:list>
      <text:p text:style-name="P19">Die Schnittstelle dient der Überwachung der Tätigkeiten der Module.</text:p>
      <table:table table:name="Tabelle5" table:style-name="Tabelle5">
        <table:table-column table:style-name="Tabelle5.A"/>
        <table:table-column table:style-name="Tabelle5.B"/>
        <table:table-row>
          <table:table-cell table:style-name="Tabelle5.A1" office:value-type="string">
            <text:p text:style-name="P24">Name:</text:p>
          </table:table-cell>
          <table:table-cell table:style-name="Tabelle5.B1" office:value-type="string">
            <text:p text:style-name="P26">helloModul</text:p>
          </table:table-cell>
        </table:table-row>
        <table:table-row>
          <table:table-cell table:style-name="Tabelle5.A2" office:value-type="string">
            <text:p text:style-name="P27">Vorbedingung:</text:p>
          </table:table-cell>
          <table:table-cell table:style-name="Tabelle5.B2" office:value-type="string">
            <text:p text:style-name="P27">Die Schnittstelle <text:span text:style-name="Absatz-Standardschriftart"><text:span text:style-name="T4">initSW()</text:span></text:span> muss vorher <text:s/>aufgerufen worden sein. <text:span text:style-name="Absatz-Standardschriftart"><text:span text:style-name="T8">module_id</text:span></text:span> darf nur Modul-IDs zwischen 0 &lt;= x &lt;= 6 erhalten. Der Initialstatus* eines Moduls mit <text:span text:style-name="Absatz-Standardschriftart"><text:span text:style-name="T8">status=255</text:span></text:span> ist nicht erlaubt.</text:p>
          </table:table-cell>
        </table:table-row>
        <table:table-row>
          <table:table-cell table:style-name="Tabelle5.A2" office:value-type="string">
            <text:p text:style-name="P27">Parameter:</text:p>
          </table:table-cell>
          <table:table-cell table:style-name="Tabelle5.B2" office:value-type="string">
            <text:p text:style-name="P20">(unsigned char) module_id,</text:p>
            <text:p text:style-name="P20">(unsigned char) status</text:p>
          </table:table-cell>
        </table:table-row>
        <table:table-row>
          <table:table-cell table:style-name="Tabelle5.A2" office:value-type="string">
            <text:p text:style-name="P27">Rückgabe:</text:p>
          </table:table-cell>
          <table:table-cell table:style-name="Tabelle5.B2" office:value-type="string">
            <text:p text:style-name="P27">Keine.</text:p>
          </table:table-cell>
        </table:table-row>
        <table:table-row>
          <table:table-cell table:style-name="Tabelle5.A2" office:value-type="string">
            <text:p text:style-name="P27">Nachbedingung:</text:p>
          </table:table-cell>
          <table:table-cell table:style-name="Tabelle5.B2" office:value-type="string">
            <text:p text:style-name="P27">Der empfangene <text:span text:style-name="Absatz-Standardschriftart"><text:span text:style-name="T8">status</text:span></text:span> <text:s/>der jeweiligen <text:span text:style-name="Absatz-Standardschriftart"><text:span text:style-name="T8">module_id</text:span></text:span> wird in einem Array vermerkt.</text:p>
          </table:table-cell>
        </table:table-row>
        <table:table-row>
          <table:table-cell table:style-name="Tabelle5.A2" office:value-type="string">
            <text:p text:style-name="P27">Fehlerfall:</text:p>
          </table:table-cell>
          <table:table-cell table:style-name="Tabelle5.B2" office:value-type="string">
            <text:p text:style-name="P27">Ist <text:span text:style-name="Absatz-Standardschriftart"><text:span text:style-name="T8">module_id &gt; </text:span></text:span>6, so wird das Modul Not-Aus-Treiber kontaktiert.</text:p>
            <text:p text:style-name="P27">Wird als Initialstatus* eines Moduls <text:span text:style-name="Absatz-Standardschriftart"><text:span text:style-name="T8">status=255</text:span></text:span> gesetzt, so wird das Modul Not-Aus-Treiber kontaktiert.</text:p>
            <text:p text:style-name="P27">Wenn für jeweils eine <text:span text:style-name="Absatz-Standardschriftart"><text:span text:style-name="T8">module_id</text:span></text:span> zwei Mal hintereinander der gleiche <text:span text:style-name="Absatz-Standardschriftart"><text:span text:style-name="T8">status</text:span></text:span> empfangen wurde (unabhängig von anderen empfangen Statusmeldungen anderer Module in der Zwischenzeit) wird das Modul Not-Aus-Treiber kontaktiert.</text:p>
            <text:p text:style-name="P27"><text:soft-page-break/>Wurde <text:span text:style-name="Absatz-Standardschriftart"><text:span text:style-name="T4">initSW()</text:span></text:span> vorher nicht aufgerufen, kann es sein, dass der Not-Aus-Treiber kontaktiert wird.</text:p>
          </table:table-cell>
        </table:table-row>
      </table:table>
      <text:p text:style-name="P21">* Die allererste Statusmeldung eines Moduls zur Laufzeit.</text:p>
      <text:h text:style-name="Heading_20_3" text:outline-level="3"><text:s/>void stopSW()</text:h>
      <text:p text:style-name="P19">Dies ist eine Schnittstelle nur für das Modul Not-Aus-Treiber. Die Schnittstelle dient zum Abschalten des <text:s/>Hardwarezählers.</text:p>
      <table:table table:name="Tabelle6" table:style-name="Tabelle6">
        <table:table-column table:style-name="Tabelle6.A"/>
        <table:table-column table:style-name="Tabelle6.B"/>
        <table:table-row>
          <table:table-cell table:style-name="Tabelle6.A1" office:value-type="string">
            <text:p text:style-name="P24">Name:</text:p>
          </table:table-cell>
          <table:table-cell table:style-name="Tabelle6.B1" office:value-type="string">
            <text:p text:style-name="P26">stopSW</text:p>
          </table:table-cell>
        </table:table-row>
        <table:table-row>
          <table:table-cell table:style-name="Tabelle6.A2" office:value-type="string">
            <text:p text:style-name="P27">Vorbedingung:</text:p>
          </table:table-cell>
          <table:table-cell table:style-name="Tabelle6.B2" office:value-type="string">
            <text:p text:style-name="P27">Not-Aus-Treiber wurde aufgerufen.</text:p>
          </table:table-cell>
        </table:table-row>
        <table:table-row>
          <table:table-cell table:style-name="Tabelle6.A2" office:value-type="string">
            <text:p text:style-name="P27">Parameter:</text:p>
          </table:table-cell>
          <table:table-cell table:style-name="Tabelle6.B2" office:value-type="string">
            <text:p text:style-name="P27">Keine.</text:p>
          </table:table-cell>
        </table:table-row>
        <table:table-row>
          <table:table-cell table:style-name="Tabelle6.A2" office:value-type="string">
            <text:p text:style-name="P27">Rückgabe:</text:p>
          </table:table-cell>
          <table:table-cell table:style-name="Tabelle6.B2" office:value-type="string">
            <text:p text:style-name="P27">Keine.</text:p>
          </table:table-cell>
        </table:table-row>
        <table:table-row>
          <table:table-cell table:style-name="Tabelle6.A2" office:value-type="string">
            <text:p text:style-name="P27">Nachbedingung:</text:p>
          </table:table-cell>
          <table:table-cell table:style-name="Tabelle6.B2" office:value-type="string">
            <text:p text:style-name="P27">Der Hardwarezähler ist inaktiv.</text:p>
          </table:table-cell>
        </table:table-row>
        <table:table-row>
          <table:table-cell table:style-name="Tabelle6.A2" office:value-type="string">
            <text:p text:style-name="P27">Fehlerfall:</text:p>
          </table:table-cell>
          <table:table-cell table:style-name="Tabelle6.B2" office:value-type="string">
            <text:p text:style-name="P27">Nicht bekannt.</text:p>
          </table:table-cell>
        </table:table-row>
      </table:table>
      <text:p text:style-name="P11"/>
      <text:h text:style-name="Heading_20_1" text:outline-level="1"><text:bookmark text:name="__RefHeading__2842_1036460203"/><text:s/>Dynamisches Verhalten<text:bookmark-end text:name="__RefHeading__2842_1036460203"/></text:h>
      <text:p text:style-name="P11">Im Folgenden wird das dynamische Verhalten aller, im Modul vorhandenen, Funktionen beschrieben. Doch zunächst einige Erläuterungen zu den Zeitfensterkonfiguration des Hardwarezählers.</text:p>
      <text:h text:style-name="Heading_20_2" text:outline-level="2"><text:bookmark text:name="__RefHeading__2840_1036460203"/><text:s/>Zeitfensterkonfiguration des Hardwarezählers<text:bookmark-end text:name="__RefHeading__2840_1036460203"/></text:h>
      <text:p text:style-name="P19">Der verwendete Hardwarezähler Timer-0 soll auf <text:span text:style-name="Absatz-Standardschriftart"><text:span text:style-name="T12">t</text:span></text:span><text:span text:style-name="Absatz-Standardschriftart"><text:span text:style-name="T14">Zeitfenster</text:span></text:span><text:span text:style-name="Absatz-Standardschriftart"><text:span text:style-name="T12"> = 20 ms</text:span></text:span> gestellt werden. Der Wert ist ein Kompromiss aus der benötigten Zeit für eine Vollbremsung der Modelleisenbahnzüge und möglichst langer Rechenzeit für die Module.</text:p>
      <text:p text:style-name="P19">Er wird als Zeitfenster für die Rückmeldung der Module verwendet.</text:p>
      <text:p text:style-name="P19">Zur Ermittlung des Sollwertes für Timer-0 wird die folgende Formel verwendet:</text:p>
      <text:p text:style-name="P22"><draw:frame draw:style-name="fr3" draw:name="1" text:anchor-type="as-char" svg:width="13.044cm" style:rel-width="scale" svg:height="1.085cm" style:rel-height="scale" draw:z-index="33"><draw:object xlink:href="./Object 1" xlink:type="simple" xlink:show="embed" xlink:actuate="onLoad"/><draw:image xlink:href="./ObjectReplacements/Object 1" xlink:type="simple" xlink:show="embed" xlink:actuate="onLoad"/></draw:frame></text:p>
      <text:p text:style-name="P19">Also z.B.:</text:p>
      <text:p text:style-name="P22"><draw:frame draw:style-name="fr3" draw:name="2" text:anchor-type="as-char" svg:width="13.309cm" style:rel-width="scale" svg:height="0.953cm" style:rel-height="scale" draw:z-index="34"><draw:object xlink:href="./Object 2" xlink:type="simple" xlink:show="embed" xlink:actuate="onLoad"/><draw:image xlink:href="./ObjectReplacements/Object 2" xlink:type="simple" xlink:show="embed" xlink:actuate="onLoad"/></draw:frame></text:p>
      <text:p text:style-name="P19">Daraus ergeben sich die folgenden Werte für den Zählerstand des Timer-0:</text:p>
      <text:p text:style-name="P22">TL0 = CA<text:span text:style-name="Absatz-Standardschriftart"><text:span text:style-name="T13">H</text:span></text:span> und TH0 = 7D<text:span text:style-name="Absatz-Standardschriftart"><text:span text:style-name="T13">H</text:span></text:span></text:p>
      <text:p text:style-name="P11">Die oben gezeigte Ermittlung des Zählerstandes soll nicht erst zur Laufzeit, sondern schon vorher durch z.B. Precompilerfunktionen, gebildet werden.</text:p>
      <text:p text:style-name="Standard"/>
      <text:h text:style-name="Heading_20_2" text:outline-level="2"><text:s/>Funktionsbeschreibung</text:h>
      <text:h text:style-name="Heading_20_3" text:outline-level="3"><text:bookmark text:name="__RefHeading__2926_1036460203"/><text:s/>initSW()<text:bookmark-end text:name="__RefHeading__2926_1036460203"/></text:h>
      <text:p text:style-name="P19">Nach Aufruf dieser Schnittstelle wird das Speicherfeld für die zuletzt gemeldeten Status der Module in Form eines globalen Arrays mit dem Wert FF<text:span text:style-name="Absatz-Standardschriftart"><text:span text:style-name="T13">H</text:span></text:span> befüllt.</text:p>
      <text:p text:style-name="P19">Danach wird der Hardwarezähler Timer-0 des <text:span text:style-name="Absatz-Standardschriftart"><text:span text:style-name="T7">Mikrocontrollers C515C </text:span></text:span>Timer-0 gestoppt. Anschließend wird der Interrupt Timer-0-Overflow freigegeben und Timer-0<text:span text:style-name="Absatz-Standardschriftart"><text:span text:style-name="T7"> wieder aktiviert</text:span></text:span>.</text:p>
      <text:p text:style-name="P19">Zur Verdeutlichung des oben genannten Vorgehens soll das Aktivitätsdiagramm in Abbildung 2 dienen:</text:p>
      <text:p text:style-name="P22"><text:soft-page-break/><draw:frame draw:style-name="fr2" draw:name="Rahmen2" text:anchor-type="as-char" svg:y="0cm" svg:width="12.896cm" style:rel-width="scale" svg:height="16.29cm" style:rel-height="scale-min" draw:z-index="1"><draw:text-box><text:p text:style-name="Illustration">Abbildung 2: Aktivitätsdiagramm zu initSW()</text:p></draw:text-box></draw:frame></text:p>
      <text:h text:style-name="Heading_20_3" text:outline-level="3"><text:s/>hello()</text:h>
      <text:p text:style-name="P19">Nach Aufruf dieser Schnittstelle wird der Hardwarezähler Timer-0 des <text:span text:style-name="Absatz-Standardschriftart"><text:span text:style-name="T7">Mikrocontrollers C515C </text:span></text:span><text:span text:style-name="Absatz-Standardschriftart"><text:span text:style-name="T7">zurückgesetzt. Siehe dazu das Aktivitätsdiagramm in Abbildung 3:</text:span></text:span></text:p>
      <text:p text:style-name="P22"><text:soft-page-break/><text:span text:style-name="Absatz-Standardschriftart"><text:span text:style-name="T7"><draw:frame draw:style-name="fr2" draw:name="Rahmen3" text:anchor-type="as-char" svg:y="0cm" svg:width="13.864cm" style:rel-width="scale" svg:height="11.113cm" style:rel-height="scale-min" draw:z-index="2"><draw:text-box><text:p text:style-name="Illustration">Abbildung 3: Aktivitätsdiagramm zu hello()</text:p></draw:text-box></draw:frame></text:span></text:span></text:p>
      <text:p text:style-name="Standard"/>
      <text:h text:style-name="Heading_20_3" text:outline-level="3"><text:s/>helloModul(module_id, status)</text:h>
      <text:p text:style-name="P19">Nach Aufruf dieser Schnittstelle wird zunächst überprüft, ob die erhaltene Modul-ID ungültig ist. I.d.F. wird der Not-Aus-Treiber kontaktiert und somit der Programmfluss angehalten.<text:line-break/>Danach wird geprüft, ob der erhaltene Status bereits durch einen vorherigen Aufruf im globalen Array gesetzt wurde. I.d.F. wird ebenso der Not-Aus-Treiber kontaktiert.<text:line-break/>Sollten beide Prüfungen negativ verlaufen sein, so wird der erhaltene Status im globalen Array gespeichert.<text:span text:style-name="Absatz-Standardschriftart"><text:span text:style-name="T7"> Siehe dazu das Aktivitätsdiagramm in Abbildung 4:</text:span></text:span></text:p>
      <text:p text:style-name="P22"><text:soft-page-break/><text:span text:style-name="Absatz-Standardschriftart"><text:span text:style-name="T7"><draw:frame draw:style-name="fr2" draw:name="Rahmen4" text:anchor-type="as-char" svg:y="0cm" svg:width="14.485cm" style:rel-width="scale" svg:height="12.344cm" style:rel-height="scale-min" draw:z-index="3"><draw:text-box><text:p text:style-name="Illustration">Abbildung 4: Aktivitätsdiagramm zu helloModul(module_id, status)</text:p></draw:text-box></draw:frame></text:span></text:span></text:p>
      <text:p text:style-name="Standard"/>
      <text:h text:style-name="Heading_20_3" text:outline-level="3"><text:s/>stopSW()</text:h>
      <text:p text:style-name="P19">Nach Aufruf dieser Schnittstelle wird der Hardwarezähler Timer-0 des <text:span text:style-name="Absatz-Standardschriftart"><text:span text:style-name="T7">Mikrocontrollers C515C inaktiv geschaltet. Dazu wird TR0 = 0 gesetzt.</text:span></text:span></text:p>
      <text:h text:style-name="Heading_20_3" text:outline-level="3"><text:s/>Interrupt timer-0-overflow</text:h>
      <text:p text:style-name="P11">Wird dieser Interrupt ausgelöst, so wird der Not-Aus-Treiber kontaktiert und somit der Programmfluss angehalten.<text:span text:style-name="Absatz-Standardschriftart"><text:span text:style-name="T7"> Siehe dazu das Aktivitätsdiagramm in Abbildung 5:</text:span></text:span></text:p>
      <text:p text:style-name="P12"><text:span text:style-name="Absatz-Standardschriftart"><text:span text:style-name="T7"><draw:frame draw:style-name="fr2" draw:name="Rahmen5" text:anchor-type="as-char" svg:y="0cm" svg:width="10.269cm" style:rel-width="scale" svg:height="5.93cm" style:rel-height="scale-min" draw:z-index="4"><draw:text-box><text:p text:style-name="Illustration">Abbildung 5: Aktivitätsdiagramm zu Interrupt timer-0-overflow</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ArialMT" svg:font-family="ArialMT" style:font-family-generic="swiss"/>
    <style:font-face style:name="StarSymbol" svg:font-family="StarSymbol" style:font-family-generic="system"/>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fo:hyphenation-ladder-count="no-limit" style:text-autospace="none">
        <style:tab-stops>
          <style:tab-stop style:position="6.05cm"/>
          <style:tab-stop style:position="8.601cm"/>
          <style:tab-stop style:position="12.102cm"/>
        </style:tab-stops>
      </style:paragraph-properties>
      <style:text-properties style:font-name="Arial" style:font-name-asian="Times New Roman" style:font-name-complex="Arial" fo:hyphenate="false" fo:hyphenation-remain-char-count="0" fo:hyphenation-push-char-count="0"/>
    </style:style>
    <style:style style:name="Heading" style:family="paragraph" style:parent-style-name="Standard" style:next-style-name="Text_20_body" style:class="text">
      <style:paragraph-properties fo:margin-top="0.423cm" fo:margin-bottom="0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hyphenation-ladder-count="no-limit"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cm" fo:keep-together="always" fo:hyphenation-ladder-count="no-limit"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cm" fo:hyphenation-ladder-count="no-limit" fo:text-indent="-1.249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4" style:display-name="Heading 4" style:family="paragraph" style:parent-style-name="Heading_20_3" style:next-style-name="Standard" style:default-outline-level="4" style:class="text">
      <style:paragraph-properties fo:margin-left="4.995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5" style:display-name="Heading 5" style:family="paragraph" style:parent-style-name="Heading_20_3" style:next-style-name="Standard" style:default-outline-level="5" style:class="text">
      <style:paragraph-properties fo:margin-left="6.244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6" style:display-name="Heading 6" style:family="paragraph" style:parent-style-name="Heading_20_3" style:next-style-name="Standard" style:default-outline-level="6" style:class="text">
      <style:paragraph-properties fo:margin-left="7.493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7" style:display-name="Heading 7" style:family="paragraph" style:parent-style-name="Heading_20_3" style:next-style-name="Standard" style:default-outline-level="7" style:class="text">
      <style:paragraph-properties fo:margin-left="8.742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8" style:display-name="Heading 8" style:family="paragraph" style:parent-style-name="Heading_20_3" style:next-style-name="Standard" style:default-outline-level="8" style:class="text">
      <style:paragraph-properties fo:margin-left="9.991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9" style:display-name="Heading 9" style:family="paragraph" style:parent-style-name="Heading_20_3" style:next-style-name="Standard" style:default-outline-level="9" style:class="text">
      <style:paragraph-properties fo:margin-left="11.24cm" fo:margin-right="0cm" fo:hyphenation-ladder-count="no-limit" fo:text-indent="0cm" style:auto-text-indent="false">
        <style:tab-stops>
          <style:tab-stop style:position="0.635cm"/>
          <style:tab-stop style:position="6.05cm"/>
          <style:tab-stop style:position="8.601cm"/>
          <style:tab-stop style:position="12.102cm"/>
        </style:tab-stops>
      </style:paragraph-properties>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 style:family="paragraph" style:parent-style-name="Standard" style:class="extra">
      <style:paragraph-properties fo:margin-top="0cm" fo:margin-bottom="0cm"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cm" fo:hyphenation-ladder-count="no-limit">
        <style:tab-stops>
          <style:tab-stop style:position="17.702cm" style:type="right" style:leader-style="dotted" style:leader-text="."/>
        </style:tab-stops>
      </style:paragraph-properties>
      <style:text-properties fo:font-weight="bold" style:font-weight-asian="bold"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hyphenation-ladder-count="no-limit">
        <style:tab-stops>
          <style:tab-stop style:position="17.7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0.353cm" fo:margin-right="0cm" fo:hyphenation-ladder-count="no-limit" fo:text-indent="0cm" style:auto-text-indent="false">
        <style:tab-stops>
          <style:tab-stop style:position="17.702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cm"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Version" style:family="paragraph" style:parent-style-name="Standard">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Absatz-Standardschriftar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Arial" style:font-name-asian="Times New Roman" style:font-name-complex="Arial"/>
    </style:style>
    <style:style style:name="Fußzeile_20_Zchn" style:display-name="Fußzeile Zchn" style:family="text" style:parent-style-name="Absatz-Standardschriftart">
      <style:text-properties style:font-name="Arial" style:font-name-asian="Times New Roman" style:font-name-complex="Arial"/>
    </style:style>
    <style:style style:name="Sprechblasentext_20_Zchn" style:display-name="Sprechblasentext Zchn" style:family="text" style:parent-style-name="Absatz-Standardschriftart">
      <style:text-properties style:font-name="Tahoma" fo:font-size="8pt" style:font-name-asian="Times New Roman" style:font-size-asian="8pt" style:font-size-complex="8pt"/>
    </style:style>
    <style:style style:name="WW_5f_CharLFO4LVL1" style:display-name="WW_CharLFO4LVL1" style:family="text">
      <style:text-properties style:font-name="StarSymbol" fo:font-size="9pt" style:font-name-asian="StarSymbol" style:font-size-asian="9pt" style:font-name-complex="StarSymbol" style:font-size-complex="9pt"/>
    </style:style>
    <style:style style:name="WW_5f_CharLFO4LVL2" style:display-name="WW_CharLFO4LVL2" style:family="text">
      <style:text-properties style:font-name="StarSymbol" fo:font-size="9pt" style:font-name-asian="StarSymbol" style:font-size-asian="9pt" style:font-name-complex="StarSymbol" style:font-size-complex="9pt"/>
    </style:style>
    <style:style style:name="WW_5f_CharLFO4LVL3" style:display-name="WW_CharLFO4LVL3" style:family="text">
      <style:text-properties style:font-name="StarSymbol" fo:font-size="9pt" style:font-name-asian="StarSymbol" style:font-size-asian="9pt" style:font-name-complex="StarSymbol" style:font-size-complex="9pt"/>
    </style:style>
    <style:style style:name="WW_5f_CharLFO4LVL4" style:display-name="WW_CharLFO4LVL4" style:family="text">
      <style:text-properties style:font-name="StarSymbol" fo:font-size="9pt" style:font-name-asian="StarSymbol" style:font-size-asian="9pt" style:font-name-complex="StarSymbol" style:font-size-complex="9pt"/>
    </style:style>
    <style:style style:name="WW_5f_CharLFO4LVL5" style:display-name="WW_CharLFO4LVL5" style:family="text">
      <style:text-properties style:font-name="StarSymbol" fo:font-size="9pt" style:font-name-asian="StarSymbol" style:font-size-asian="9pt" style:font-name-complex="StarSymbol" style:font-size-complex="9pt"/>
    </style:style>
    <style:style style:name="WW_5f_CharLFO4LVL6" style:display-name="WW_CharLFO4LVL6" style:family="text">
      <style:text-properties style:font-name="StarSymbol" fo:font-size="9pt" style:font-name-asian="StarSymbol" style:font-size-asian="9pt" style:font-name-complex="StarSymbol" style:font-size-complex="9pt"/>
    </style:style>
    <style:style style:name="WW_5f_CharLFO4LVL7" style:display-name="WW_CharLFO4LVL7" style:family="text">
      <style:text-properties style:font-name="StarSymbol" fo:font-size="9pt" style:font-name-asian="StarSymbol" style:font-size-asian="9pt" style:font-name-complex="StarSymbol" style:font-size-complex="9pt"/>
    </style:style>
    <style:style style:name="WW_5f_CharLFO4LVL8" style:display-name="WW_CharLFO4LVL8" style:family="text">
      <style:text-properties style:font-name="StarSymbol" fo:font-size="9pt" style:font-name-asian="StarSymbol" style:font-size-asian="9pt" style:font-name-complex="StarSymbol" style:font-size-complex="9pt"/>
    </style:style>
    <style:style style:name="WW_5f_CharLFO4LVL9" style:display-name="WW_CharLFO4LVL9" style:family="text">
      <style:text-properties style:font-name="StarSymbol" fo:font-size="9pt" style:font-name-asian="StarSymbol" style:font-size-asian="9pt" style:font-name-complex="StarSymbol" style:font-size-complex="9pt"/>
    </style:style>
    <style:style style:name="WW_5f_CharLFO5LVL1" style:display-name="WW_CharLFO5LVL1" style:family="text">
      <style:text-properties style:font-name="StarSymbol" fo:font-size="9pt" style:font-name-asian="StarSymbol" style:font-size-asian="9pt" style:font-name-complex="StarSymbol" style:font-size-complex="9pt"/>
    </style:style>
    <style:style style:name="WW_5f_CharLFO5LVL2" style:display-name="WW_CharLFO5LVL2" style:family="text">
      <style:text-properties style:font-name="StarSymbol" fo:font-size="9pt" style:font-name-asian="StarSymbol" style:font-size-asian="9pt" style:font-name-complex="StarSymbol" style:font-size-complex="9pt"/>
    </style:style>
    <style:style style:name="WW_5f_CharLFO5LVL3" style:display-name="WW_CharLFO5LVL3" style:family="text">
      <style:text-properties style:font-name="StarSymbol" fo:font-size="9pt" style:font-name-asian="StarSymbol" style:font-size-asian="9pt" style:font-name-complex="StarSymbol" style:font-size-complex="9pt"/>
    </style:style>
    <style:style style:name="WW_5f_CharLFO5LVL4" style:display-name="WW_CharLFO5LVL4" style:family="text">
      <style:text-properties style:font-name="StarSymbol" fo:font-size="9pt" style:font-name-asian="StarSymbol" style:font-size-asian="9pt" style:font-name-complex="StarSymbol" style:font-size-complex="9pt"/>
    </style:style>
    <style:style style:name="WW_5f_CharLFO5LVL5" style:display-name="WW_CharLFO5LVL5" style:family="text">
      <style:text-properties style:font-name="StarSymbol" fo:font-size="9pt" style:font-name-asian="StarSymbol" style:font-size-asian="9pt" style:font-name-complex="StarSymbol" style:font-size-complex="9pt"/>
    </style:style>
    <style:style style:name="WW_5f_CharLFO5LVL6" style:display-name="WW_CharLFO5LVL6" style:family="text">
      <style:text-properties style:font-name="StarSymbol" fo:font-size="9pt" style:font-name-asian="StarSymbol" style:font-size-asian="9pt" style:font-name-complex="StarSymbol" style:font-size-complex="9pt"/>
    </style:style>
    <style:style style:name="WW_5f_CharLFO5LVL7" style:display-name="WW_CharLFO5LVL7" style:family="text">
      <style:text-properties style:font-name="StarSymbol" fo:font-size="9pt" style:font-name-asian="StarSymbol" style:font-size-asian="9pt" style:font-name-complex="StarSymbol" style:font-size-complex="9pt"/>
    </style:style>
    <style:style style:name="WW_5f_CharLFO5LVL8" style:display-name="WW_CharLFO5LVL8" style:family="text">
      <style:text-properties style:font-name="StarSymbol" fo:font-size="9pt" style:font-name-asian="StarSymbol" style:font-size-asian="9pt" style:font-name-complex="StarSymbol" style:font-size-complex="9pt"/>
    </style:style>
    <style:style style:name="WW_5f_CharLFO5LVL9" style:display-name="WW_CharLFO5LVL9" style:family="text">
      <style:text-properties style:font-name="StarSymbol" fo:font-size="9pt" style:font-name-asian="StarSymbol" style:font-size-asian="9pt" style:font-name-complex="StarSymbol" style:font-size-complex="9pt"/>
    </style:style>
    <style:style style:name="WW_5f_CharLFO6LVL1" style:display-name="WW_CharLFO6LVL1" style:family="text">
      <style:text-properties style:font-name="StarSymbol" fo:font-size="9pt" style:font-name-asian="StarSymbol" style:font-size-asian="9pt" style:font-name-complex="StarSymbol" style:font-size-complex="9pt"/>
    </style:style>
    <style:style style:name="WW_5f_CharLFO6LVL2" style:display-name="WW_CharLFO6LVL2" style:family="text">
      <style:text-properties style:font-name="StarSymbol" fo:font-size="9pt" style:font-name-asian="StarSymbol" style:font-size-asian="9pt" style:font-name-complex="StarSymbol" style:font-size-complex="9pt"/>
    </style:style>
    <style:style style:name="WW_5f_CharLFO6LVL3" style:display-name="WW_CharLFO6LVL3" style:family="text">
      <style:text-properties style:font-name="StarSymbol" fo:font-size="9pt" style:font-name-asian="StarSymbol" style:font-size-asian="9pt" style:font-name-complex="StarSymbol" style:font-size-complex="9pt"/>
    </style:style>
    <style:style style:name="WW_5f_CharLFO6LVL4" style:display-name="WW_CharLFO6LVL4" style:family="text">
      <style:text-properties style:font-name="StarSymbol" fo:font-size="9pt" style:font-name-asian="StarSymbol" style:font-size-asian="9pt" style:font-name-complex="StarSymbol" style:font-size-complex="9pt"/>
    </style:style>
    <style:style style:name="WW_5f_CharLFO6LVL5" style:display-name="WW_CharLFO6LVL5" style:family="text">
      <style:text-properties style:font-name="StarSymbol" fo:font-size="9pt" style:font-name-asian="StarSymbol" style:font-size-asian="9pt" style:font-name-complex="StarSymbol" style:font-size-complex="9pt"/>
    </style:style>
    <style:style style:name="WW_5f_CharLFO6LVL6" style:display-name="WW_CharLFO6LVL6" style:family="text">
      <style:text-properties style:font-name="StarSymbol" fo:font-size="9pt" style:font-name-asian="StarSymbol" style:font-size-asian="9pt" style:font-name-complex="StarSymbol" style:font-size-complex="9pt"/>
    </style:style>
    <style:style style:name="WW_5f_CharLFO6LVL7" style:display-name="WW_CharLFO6LVL7" style:family="text">
      <style:text-properties style:font-name="StarSymbol" fo:font-size="9pt" style:font-name-asian="StarSymbol" style:font-size-asian="9pt" style:font-name-complex="StarSymbol" style:font-size-complex="9pt"/>
    </style:style>
    <style:style style:name="WW_5f_CharLFO6LVL8" style:display-name="WW_CharLFO6LVL8" style:family="text">
      <style:text-properties style:font-name="StarSymbol" fo:font-size="9pt" style:font-name-asian="StarSymbol" style:font-size-asian="9pt" style:font-name-complex="StarSymbol" style:font-size-complex="9pt"/>
    </style:style>
    <style:style style:name="WW_5f_CharLFO6LVL9" style:display-name="WW_CharLFO6LVL9" style:family="text">
      <style:text-properties style:font-name="StarSymbol" fo:font-size="9pt" style:font-name-asian="StarSymbol" style:font-size-asian="9pt" style:font-name-complex="StarSymbol"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701cm" fo:margin-left="-0.018cm" table:align="left"/>
    </style:style>
    <style:style style:name="Tabelle1.A" style:family="table-column">
      <style:table-column-properties style:column-width="8.631cm"/>
    </style:style>
    <style:style style:name="Tabelle1.B" style:family="table-column">
      <style:table-column-properties style:column-width="3.122cm"/>
    </style:style>
    <style:style style:name="Tabelle1.C" style:family="table-column">
      <style:table-column-properties style:column-width="5.948cm"/>
    </style:style>
    <style:style style:name="Tabelle1.1" style:family="table-row">
      <style:table-row-properties style:keep-together="false" fo:keep-together="always" style:use-optimal-row-height="false"/>
    </style:style>
    <style:style style:name="Tabelle1.A1" style:family="table-cell">
      <style:table-cell-properties fo:padding="0cm" fo:border="none"/>
    </style:style>
    <style:style style:name="MP1" style:family="paragraph" style:parent-style-name="Header">
      <style:paragraph-properties style:snap-to-layout-grid="false">
        <style:tab-stops>
          <style:tab-stop style:position="17.702cm" style:type="right"/>
        </style:tab-stops>
      </style:paragraph-properties>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style>
    <style:style style:name="MP4" style:family="paragraph" style:parent-style-name="Standard">
      <style:paragraph-properties fo:padding="0cm" fo:border-left="none" fo:border-right="none" fo:border-top="0.018cm solid #000000" fo:border-bottom="none" style:shadow="none"/>
      <style:text-properties fo:font-size="1pt" style:font-size-asian="1pt" style:font-size-complex="1pt"/>
    </style:style>
    <style:style style:name="MP5" style:family="paragraph" style:parent-style-name="Standard">
      <style:paragraph-properties fo:padding="0cm" fo:border-left="none" fo:border-right="none" fo:border-top="none" fo:border-bottom="0.018cm solid #000000" style:shadow="none"/>
      <style:text-properties fo:font-size="1pt" style:font-size-asian="1pt" style:font-size-complex="1pt"/>
    </style:style>
    <style:style style:name="MP6" style:family="paragraph" style:parent-style-name="Header">
      <style:paragraph-properties>
        <style:tab-stops>
          <style:tab-stop style:position="17.702cm" style:type="right"/>
        </style:tab-stops>
      </style:paragraph-properties>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401cm" fo:margin-bottom="1.6cm" fo:margin-left="2.3cm" fo:margin-right="1cm" style:writing-mode="lr-tb" style:footnote-max-height="0cm">
        <style:footnote-sep style:width="0.018cm" style:adjustment="left" style:rel-width="33%" style:color="#000000"/>
      </style:page-layout-properties>
      <style:header-style>
        <style:header-footer-properties fo:min-height="3.101cm" fo:margin-left="0cm" fo:margin-right="0cm" fo:margin-bottom="0cm" style:dynamic-spacing="true"/>
      </style:header-style>
      <style:footer-style>
        <style:header-footer-properties fo:min-height="0.4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MP1"><text:title>Modul-Design SW Watchdog</text:title></text:p>
              </table:table-cell>
              <table:table-cell table:style-name="Tabelle1.A1" office:value-type="string">
                <text:p text:style-name="MP2"/>
              </table:table-cell>
              <table:table-cell table:style-name="Tabelle1.A1" office:value-type="string">
                <text:p text:style-name="MP3">Dynamisches Verhalten</text:p>
              </table:table-cell>
            </table:table-row>
          </table:table-header-rows>
        </table:table>
        <text:p text:style-name="Header"><draw:frame draw:style-name="Mfr1" draw:name="Rahmen7" text:anchor-type="paragraph" svg:x="0cm" svg:y="4.501cm" svg:width="17.701cm" style:rel-width="scale" svg:height="0.4cm" style:rel-height="scale" draw:z-index="8"><draw:text-box><text:p text:style-name="MP4"/></draw:text-box></draw:frame></text:p>
      </style:header>
      <style:footer>
        <text:p text:style-name="Footer"><draw:frame draw:style-name="Mfr1" draw:name="Rahmen6" text:anchor-type="paragraph" svg:x="0cm" svg:y="27.303cm" svg:width="17.701cm" style:rel-width="scale" svg:height="0.4cm" style:rel-height="scale" draw:z-index="28"><draw:text-box><text:p text:style-name="MP5"/></draw:text-box></draw:frame><text:tab/>Version 3.0 vom <text:bookmark-ref text:reference-format="text" text:ref-name="Datum">24.06.2010</text:bookmark-ref><text:tab/>Seite <text:page-number text:select-page="current">14</text:page-number>/<text:page-count style:num-format="1">14</text:page-count></text:p>
      </style:footer>
    </style:master-page>
    <style:master-page style:name="MPF0" style:page-layout-name="Mpm2" style:next-style-name="MP0">
      <style:header>
        <text:p text:style-name="MP6"><draw:frame draw:style-name="Mfr1" draw:name="Rahmen9" text:anchor-type="paragraph" svg:x="0cm" svg:y="4.501cm" svg:width="17.701cm" style:rel-width="scale" svg:height="0.4cm" style:rel-height="scale" draw:z-index="31"><draw:text-box><text:p text:style-name="MP4"/></draw:text-box></draw:frame><text:title>Modul-Design SW Watchdog</text:title><text:tab/><text:subject>Sichere Eisenbahnsteuerung</text:subject></text:p>
      </style:header>
      <style:footer>
        <text:p text:style-name="Footer"><draw:frame draw:style-name="Mfr1" draw:name="Rahmen8" text:anchor-type="paragraph" svg:x="0cm" svg:y="27.303cm" svg:width="17.701cm" style:rel-width="scale" svg:height="0.4cm" style:rel-height="scale" draw:z-index="32"><draw:text-box><text:p text:style-name="MP5"/></draw:text-box></draw:frame><text:tab/>Version 3.0 vom <text:bookmark-ref text:reference-format="text" text:ref-name="Datum">24.06.2010</text:bookmark-ref><text:tab/>Seite <text:page-number text:select-page="current">14</text:page-number>/<text:page-count style:num-format="1">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 SW Watchdog</dc:title>
    <dc:subject>Sichere Eisenbahnsteuerung</dc:subject>
    <meta:initial-creator>Felix Geber</meta:initial-creator>
    <dc:creator>Felix Geber</dc:creator>
    <meta:creation-date>2009-11-21T20:13:00Z</meta:creation-date>
    <dc:date>2010-06-24T13:29:22.65</dc:date>
    <meta:print-date>2010-05-20T11:38:00Z</meta:print-date>
    <meta:editing-cycles>9</meta:editing-cycles>
    <meta:editing-duration>PT00H04M21S</meta:editing-duration>
    <meta:document-statistic meta:table-count="6" meta:image-count="0" meta:object-count="2" meta:page-count="14" meta:paragraph-count="232" meta:word-count="1519" meta:character-count="11685"/>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math xmlns="http://www.w3.org/1998/Math/MathML">
  <semantics>
    <mrow>
      <mi>S</mi>
      <mi>W</mi>
      <mi>T</mi>
      <mn>0</mn>
      <mi>S</mi>
      <mi>T</mi>
      <mi>A</mi>
      <mi>R</mi>
      <mi>T</mi>
      <mi>W</mi>
      <mi>E</mi>
      <mi>R</mi>
      <mrow>
        <mi>T</mi>
        <mi mathvariant="normal">=</mi>
        <mi>M</mi>
      </mrow>
      <mi>a</mi>
      <mi>x</mi>
      <mi>Z</mi>
      <mi>ä</mi>
      <mi>h</mi>
      <mi>l</mi>
      <mi>e</mi>
      <mi>r</mi>
      <mi>s</mi>
      <mi>t</mi>
      <mi>a</mi>
      <mi>n</mi>
      <mrow>
        <mi>d</mi>
        <mi mathvariant="normal">−</mi>
        <mi>c</mi>
      </mrow>
      <mi>e</mi>
      <mi>i</mi>
      <mi>l</mi>
      <mo stretchy="false">(</mo>
      <mfrac>
        <mrow>
          <msub>
            <mi>t</mi>
            <mrow>
              <mi>Z</mi>
              <mi>e</mi>
              <mi>i</mi>
              <mi>t</mi>
              <mi>f</mi>
              <mi>e</mi>
              <mi>n</mi>
              <mi>s</mi>
              <mi>t</mi>
              <mi>e</mi>
              <mi>r</mi>
            </mrow>
          </msub>
          <mstyle mathvariant="italic">
            <mrow>
              <mtext>*</mtext>
            </mrow>
          </mstyle>
          <msub>
            <mi>f</mi>
            <mrow>
              <mi>T</mi>
              <mi>a</mi>
              <mi>k</mi>
              <mi>t</mi>
              <mi>r</mi>
              <mi>a</mi>
              <mi>t</mi>
              <mi>e</mi>
              <mi>µ</mi>
              <mi>C</mi>
            </mrow>
          </msub>
        </mrow>
        <mrow>
          <mi>Z</mi>
          <mi>y</mi>
          <mi>k</mi>
          <mi>l</mi>
          <mi>e</mi>
          <mi>n</mi>
          <mi>P</mi>
          <mi>r</mi>
          <mi>o</mi>
          <mi>T</mi>
          <mi>a</mi>
          <mi>k</mi>
          <mi>t</mi>
        </mrow>
      </mfrac>
      <mo stretchy="false">)</mo>
    </mrow>
    <annotation encoding="StarMath 5.0">S W T 0 S T A R T W E R T =M a x Z ä h l e r s t a n d -c e i l  \( {t_{Z e i t f e n s t e r} italic "*" f_{T a k t r a t e µ C}} over {Z y k l e n P r o T a k t}  \)</annotation>
  </semantics>
</math>
</file>

<file path=Object 2/content.xml><?xml version="1.0" encoding="utf-8"?>
<math xmlns="http://www.w3.org/1998/Math/MathML">
  <semantics>
    <mrow>
      <mi>S</mi>
      <mi>W</mi>
      <mi>T</mi>
      <mn>0</mn>
      <mi>S</mi>
      <mi>T</mi>
      <mi>A</mi>
      <mi>R</mi>
      <mi>T</mi>
      <mi>W</mi>
      <mi>E</mi>
      <mi>R</mi>
      <mrow>
        <mi>T</mi>
        <mi mathvariant="normal">=</mi>
        <mrow>
          <mn>65535</mn>
          <mi mathvariant="normal">−</mi>
          <mi>c</mi>
        </mrow>
      </mrow>
      <mi>e</mi>
      <mi>i</mi>
      <mi>l</mi>
      <mo stretchy="false">(</mo>
      <mfrac>
        <mrow>
          <mn>0,02</mn>
          <mi>s</mi>
          <mstyle mathvariant="italic">
            <mrow>
              <mtext>*</mtext>
            </mrow>
          </mstyle>
          <mn>10</mn>
          <mi>M</mi>
          <mi>H</mi>
          <mi>z</mi>
        </mrow>
        <mn>6</mn>
      </mfrac>
      <mrow>
        <mrow>
          <mo stretchy="false">)</mo>
          <mi mathvariant="normal">=</mi>
          <msub>
            <mn>32202</mn>
            <mi>D</mi>
          </msub>
        </mrow>
        <mi mathvariant="normal">=</mi>
        <msub>
          <mrow>
            <mn>7</mn>
            <mi>D</mi>
            <mi>C</mi>
            <mi>A</mi>
          </mrow>
          <mi>H</mi>
        </msub>
      </mrow>
    </mrow>
    <annotation encoding="StarMath 5.0">S W T 0 S T A R T W E R T =65535 -c e i l  \( {0,02 s italic "*" 10 M H z} over 6  \) =32202_D ={7 D C A}_H</annotation>
  </semantics>
</math>
</file>